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.</text:p>
      <text:p text:style-name="P2"/>
      <text:p text:style-name="P2">El termino <text:span text:style-name="T1">solo Dev</text:span> se da a la persona que desarrolla, diseña y publica un juego por si misma, sin necesidad de un tercero implicado.</text:p>
      <text:p text:style-name="P2"/>
      <text:p text:style-name="P2">Ejemplos:</text:p>
      <text:list xml:id="list3440359866038098216" text:style-name="L1">
        <text:list-item>
          <text:p text:style-name="P3">Marcus Persson (Minecraft)</text:p>
        </text:list-item>
        <text:list-item>
          <text:p text:style-name="P3">Toby Fox (Undertale)</text:p>
        </text:list-item>
        <text:list-item>
          <text:p text:style-name="P3">Lucas Pope (Papers,please)</text:p>
        </text:list-item>
        <text:list-item>
          <text:p text:style-name="P3">Eric Barone (Stardew Valley)</text:p>
        </text:list-item>
      </text:list>
      <text:p text:style-name="P1"/>
      <text:p text:style-name="P1">Ejercicio 2.</text:p>
      <text:p text:style-name="P1"/>
      <text:p text:style-name="P2">El lore de un videojuego es el conjunto de historias, datos, personajes, representaciones, etc. Que forman el mismo y le dan coherencia</text:p>
      <text:p text:style-name="P2"/>
      <text:p text:style-name="P2">Un boss, en videojuegos, es un ente, ya sea un personaje o nivel, que se encuentra al final de una seccion y actua como final de la misma.</text:p>
      <text:p text:style-name="P1"/>
      <text:p text:style-name="P1">Ejercicio 3.</text:p>
      <text:p text:style-name="P1">Ejercicio 4.</text:p>
      <text:p text:style-name="P1"/>
      <text:p text:style-name="P2">Para crear un buen Pitch y definir un USP, tenemos que responder las siguientes preguntas:</text:p>
      <text:list xml:id="list4838030078134096658" text:style-name="L3">
        <text:list-item>
          <text:p text:style-name="P4">Que ofreces como estudio</text:p>
        </text:list-item>
        <text:list-item>
          <text:p text:style-name="P4">Que hace que tu juego tenga un rol en la industria</text:p>
        </text:list-item>
        <text:list-item>
          <text:p text:style-name="P4">Que parte de tu juego se dirige a ese nicho</text:p>
        </text:list-item>
        <text:list-item>
          <text:p text:style-name="P4">Que hace que tu juego sea diferente respecto a la competencia</text:p>
        </text:list-item>
        <text:list-item>
          <text:p text:style-name="P4">Por que tu juego es mejor que los de la competencia</text:p>
        </text:list-item>
        <text:list-item>
          <text:p text:style-name="P4">A que publico va dirigido</text:p>
        </text:list-item>
        <text:list-item>
          <text:p text:style-name="P4">Por que les deberia importar</text:p>
        </text:list-item>
      </text:list>
      <text:p text:style-name="P2"/>
      <text:p text:style-name="P2">Adema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27S</meta:editing-duration>
    <meta:editing-cycles>6</meta:editing-cycles>
    <meta:generator>OpenOffice/4.1.13$Win32 OpenOffice.org_project/4113m1$Build-9810</meta:generator>
    <dc:date>2022-10-26T19:41:02.15</dc:date>
    <meta:document-statistic meta:table-count="0" meta:image-count="0" meta:object-count="0" meta:page-count="1" meta:paragraph-count="21" meta:word-count="181" meta:character-count="954"/>
    <meta:user-defined meta:name="Info 1"/>
    <meta:user-defined meta:name="Info 2"/>
    <meta:user-defined meta:name="Info 3"/>
    <meta:user-defined meta:name="Info 4"/>
  </office:meta>
</office:document-meta>
</file>